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33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13.97mm"/>
    </style:style>
    <style:style style:name="co4" style:family="table-column">
      <style:table-column-properties fo:break-before="auto" style:column-width="11.24mm"/>
    </style:style>
    <style:style style:name="co5" style:family="table-column">
      <style:table-column-properties fo:break-before="auto" style:column-width="9.07mm"/>
    </style:style>
    <style:style style:name="co6" style:family="table-column">
      <style:table-column-properties fo:break-before="auto" style:column-width="12.3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9.49mm"/>
    </style:style>
    <style:style style:name="co9" style:family="table-column">
      <style:table-column-properties fo:break-before="auto" style:column-width="32.4mm"/>
    </style:style>
    <style:style style:name="co10" style:family="table-column">
      <style:table-column-properties fo:break-before="auto" style:column-width="35.67mm"/>
    </style:style>
    <style:style style:name="co11" style:family="table-column">
      <style:table-column-properties fo:break-before="auto" style:column-width="19.88mm"/>
    </style:style>
    <style:style style:name="co12" style:family="table-column">
      <style:table-column-properties fo:break-before="auto" style:column-width="34.11mm"/>
    </style:style>
    <style:style style:name="co13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ext-properties style:font-name="Liberation Sans" fo:font-size="8pt" style:font-name-asian="Noto Sans CJK SC Regular" style:font-size-asian="8pt" style:font-name-complex="FreeSans" style:font-size-complex="8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"/>
        <table:table-column table:style-name="co6" table:default-cell-style-name="ce3"/>
        <table:table-column table:style-name="co7" table:default-cell-style-name="ce8"/>
        <table:table-column table:style-name="co7" table:number-columns-repeated="1017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tooltip</text:p>
          </table:table-cell>
          <table:table-cell table:style-name="ce4" office:value-type="string" calcext:value-type="string">
            <text:p>popover</text:p>
          </table:table-cell>
          <table:table-cell table:style-name="ce4" office:value-type="string" calcext:value-type="string">
            <text:p>erreur</text:p>
          </table:table-cell>
          <table:table-cell table:style-name="ce4" office:value-type="string" calcext:value-type="string">
            <text:p>CSS</text:p>
          </table:table-cell>
          <table:table-cell table:style-name="ce7" office:value-type="string" calcext:value-type="string">
            <text:p>dans OSContainer</text:p>
          </table:table-cell>
          <table:table-cell table:style-name="ce9" office:value-type="string" calcext:value-type="string">
            <text:p>avec celle OSContain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CButton</text:p>
          </table:table-cell>
          <table:table-cell table:number-columns-repeated="5" table:style-name="ce5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CCheckbox</text:p>
          </table:table-cell>
          <table:table-cell table:number-columns-repeated="5" table:style-name="ce5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CContent</text:p>
          </table:table-cell>
          <table:table-cell table:number-columns-repeated="4" table:style-name="ce6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CInput</text:p>
          </table:table-cell>
          <table:table-cell table:number-columns-repeated="5" table:style-name="ce5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CRadio</text:p>
          </table:table-cell>
          <table:table-cell table:style-name="ce5" table:number-columns-repeated="5"/>
          <table:table-cell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OCSelect</text:p>
          </table:table-cell>
          <table:table-cell table:style-name="ce5" table:number-columns-repeated="5"/>
          <table:table-cell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OCSelect (2)</text:p>
          </table:table-cell>
          <table:table-cell table:style-name="ce5" table:number-columns-repeated="5"/>
          <table:table-cell table:style-name="ce10"/>
          <table:table-cell table:number-columns-repeated="1017"/>
        </table:table-row>
        <table:table-row table:style-name="ro1">
          <table:table-cell table:style-name="ce2" office:value-type="string" calcext:value-type="string">
            <text:p>OSDiv</text:p>
          </table:table-cell>
          <table:table-cell table:style-name="ce6" office:value-type="string" calcext:value-type="string">
            <text:p>X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style-name="ce10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wig</text:p>
          </table:table-cell>
          <table:table-cell table:number-columns-repeated="4"/>
          <table:table-cell table:style-name="ce4" office:value-type="string" calcext:value-type="string">
            <text:p>status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update</text:p>
          </table:table-cell>
          <table:table-cell table:style-name="ce4" office:value-type="string" calcext:value-type="string">
            <text:p>filter</text:p>
          </table:table-cell>
          <table:table-cell table:style-name="ce4" office:value-type="string" calcext:value-type="string" table:number-columns-spanned="3" table:number-rows-spanned="1">
            <text:p>replace value with array (key =&gt; value)</text:p>
          </table:table-cell>
          <table:covered-table-cell table:style-name="ce4"/>
          <table:covered-table-cell table:style-name="ce2"/>
          <table:table-cell table:style-name="ce4" office:value-type="string" calcext:value-type="string">
            <text:p>corrigé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Button methods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Oobjec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nitProperties</text:p>
          </table:table-cell>
          <table:table-cell office:value-type="string" calcext:value-type="string">
            <text:p>initialise le tableau des propriétés de l’objet à partir d’un fichier de configura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rgeProperties</text:p>
          </table:table-cell>
          <table:table-cell office:value-type="string" calcext:value-type="string">
            <text:p>ajoute au tableau des propriétés de l’objet de nouveaux attributs (avec un tableau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Properties</text:p>
          </table:table-cell>
          <table:table-cell office:value-type="string" calcext:value-type="string">
            <text:p>affecte et sauvegarde en session de tableau des propriétés de l’objet avec un tableau exter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Proiperties</text:p>
          </table:table-cell>
          <table:table-cell office:value-type="string" calcext:value-type="string">
            <text:p>restitue le tableau en session des propriété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Id</text:p>
          </table:table-cell>
          <table:table-cell office:value-type="string" calcext:value-type="string">
            <text:p>affecte l’attribut identifiant de l’objet (balise HTML id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Id</text:p>
          </table:table-cell>
          <table:table-cell office:value-type="string" calcext:value-type="string">
            <text:p>restitue l’attribut identifiant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office:value-type="string" calcext:value-type="string">
            <text:p>affecte l’attribut nom de l’objet (balise HTML name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office:value-type="string" calcext:value-type="string">
            <text:p>restitue l’attribut nom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Template</text:p>
          </table:table-cell>
          <table:table-cell office:value-type="string" calcext:value-type="string">
            <text:p>affecte le chemin d’accès au modèle à rendre de l’objet à l’attribut ‘template’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Template</text:p>
          </table:table-cell>
          <table:table-cell office:value-type="string" calcext:value-type="string">
            <text:p>restitue le chemin d’accès au modèle à rendre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Display</text:p>
          </table:table-cell>
          <table:table-cell office:value-type="string" calcext:value-type="string">
            <text:p>affecte le mode d’affichage de l’objet (bloc, intégré (inline) ou mixte (inline-block)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Display</text:p>
          </table:table-cell>
          <table:table-cell office:value-type="string" calcext:value-type="string">
            <text:p>restitue le mode d’affichage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Style</text:p>
          </table:table-cell>
          <table:table-cell office:value-type="string" calcext:value-type="string">
            <text:p>affecte un style (CSS) à l’objet au travers de l’attribut cs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Style</text:p>
          </table:table-cell>
          <table:table-cell office:value-type="string" calcext:value-type="string">
            <text:p>ajoute au style présent de l’objet de nouvelles directiv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Style</text:p>
          </table:table-cell>
          <table:table-cell office:value-type="string" calcext:value-type="string">
            <text:p>restitue la chaîne de caractères des directives de style (CSS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Classes</text:p>
          </table:table-cell>
          <table:table-cell office:value-type="string" calcext:value-type="string">
            <text:p>permet l’affectation d’une ou plusieurs classes d’affichage (CSS) à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Class</text:p>
          </table:table-cell>
          <table:table-cell office:value-type="string" calcext:value-type="string">
            <text:p>ajoute au classes présentes de l’objet de nouvell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Classes</text:p>
          </table:table-cell>
          <table:table-cell office:value-type="string" calcext:value-type="string">
            <text:p>restitue la chaîne de caractères des classes de présentation (CSS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InfoBulle</text:p>
          </table:table-cell>
          <table:table-cell office:value-type="string" calcext:value-type="string">
            <text:p>permet d’affecter une infoBulle (texte d’explication) à l’obje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 (par défaut : TOOLTIP si absent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tInfoBulle</text:p>
          </table:table-cell>
          <table:table-cell office:value-type="string" calcext:value-type="string">
            <text:p>restitution du tableau de paramétrage de l’infoBul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InfoBulleParams</text:p>
          </table:table-cell>
          <table:table-cell office:value-type="string" calcext:value-type="string">
            <text:p>affectation d’attributs par un tableau, à l’infoBul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tml</text:p>
          </table:table-cell>
          <table:table-cell office:value-type="string" calcext:value-type="string">
            <text:p>booléen indiquant si titre et explication sont des contenus HTML ou non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lacement</text:p>
          </table:table-cell>
          <table:table-cell office:value-type="string" calcext:value-type="string">
            <text:p>TOP / LEFT / BOTTOM / RIGHT : placement standar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ur clic (CLICK), survol (HOVER), acquisition du focus (FOCUS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lay-show</text:p>
          </table:table-cell>
          <table:table-cell office:value-type="string" calcext:value-type="string">
            <text:p>temps pour afficher l’infoBulle en millisecondes (défaut : 0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lay-hide</text:p>
          </table:table-cell>
          <table:table-cell office:value-type="string" calcext:value-type="string">
            <text:p>temps de disparition de l’infoBulle en millisecondes (defaut:400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etWidthBT</text:p>
          </table:table-cell>
          <table:table-cell office:value-type="string" calcext:value-type="string">
            <text:p>permet d’affecter la largeur de l’objet dans une grille Bootstreap Twitt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aleur numérique</text:p>
          </table:table-cell>
          <table:table-cell office:value-type="string" calcext:value-type="string">
            <text:p>même taille quelque soit le méd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+chiffrte:W+chiffre</text:p>
          </table:table-cell>
          <table:table-cell office:value-type="string" calcext:value-type="string">
            <text:p>O signale un offset (décalage en nombre de colonne), W une largeur pour tous les médi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+[X,S,M,L]+chiffre</text:p>
          </table:table-cell>
          <table:table-cell office:value-type="string" calcext:value-type="string">
            <text:p>ici largeur pour chaque média X : xs, S : sm, M : md, L : lg, on peut faire de même avec 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MARQUE : on sépare largeur et offset par 2 point (semi-colon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WidthBT</text:p>
          </table:table-cell>
          <table:table-cell office:value-type="string" calcext:value-type="string">
            <text:p>restitue un tableau de 8 valeur donnant largeur et offset pour chaque médi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tic buildObject</text:p>
          </table:table-cell>
          <table:table-cell office:value-type="string" calcext:value-type="string">
            <text:p>méthode statique permettant de reconstruire un objet à partir de sont identifiant et de ses propriétés sauvegardées en sess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Resources</text:p>
          </table:table-cell>
          <table:table-cell office:value-type="string" calcext:value-type="string">
            <text:p>restitue le tableau des ressources ou fichiers externe nécessaires au fonctionnement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CssResource</text:p>
          </table:table-cell>
          <table:table-cell office:value-type="string" calcext:value-type="string">
            <text:p>ajoute au tableau des ressources, la référence d’un fichier CSS (présent dans le répertoire public de GOT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CssResource</text:p>
          </table:table-cell>
          <table:table-cell office:value-type="string" calcext:value-type="string">
            <text:p>restitue le tableau des ressources CSS (fichiers de présentation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CssResource</text:p>
          </table:table-cell>
          <table:table-cell office:value-type="string" calcext:value-type="string">
            <text:p>affecte une ressources ou un groupe de ressource (via tableau) CSS à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JsResource</text:p>
          </table:table-cell>
          <table:table-cell office:value-type="string" calcext:value-type="string">
            <text:p>ajoute au tableau des ressources, la référence d’un fichier JS (présent dans le répertoire public de GOT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JsResource</text:p>
          </table:table-cell>
          <table:table-cell office:value-type="string" calcext:value-type="string">
            <text:p>restitue le tableau des ressources JS (fichiers de présentation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JsResource</text:p>
          </table:table-cell>
          <table:table-cell office:value-type="string" calcext:value-type="string">
            <text:p>affecte une ressources ou un groupe de ressource (via tableau) JS à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AclRefer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AclRefer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Objec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Objec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TypeObj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TypeObj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Class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Class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St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Erreu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Erre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Conten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For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For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vert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Converted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fic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etLabel</text:p>
          </table:table-cell>
          <table:table-cell office:value-type="string" calcext:value-type="string">
            <text:p>affectation du texte présenté dans le bout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Label</text:p>
          </table:table-cell>
          <table:table-cell office:value-type="string" calcext:value-type="string">
            <text:p>récupération du texte présenté dans le bout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Icon</text:p>
          </table:table-cell>
          <table:table-cell office:value-type="string" calcext:value-type="string">
            <text:p>affecte une icône au bouton (font awesome / glyphicon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Icon</text:p>
          </table:table-cell>
          <table:table-cell office:value-type="string" calcext:value-type="string">
            <text:p>récupère le nom de l'icône affecté au bout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Form</text:p>
          </table:table-cell>
          <table:table-cell office:value-type="string" calcext:value-type="string">
            <text:p>surchange de la méthode d'affectation de l'identifiant de regroupement (simulation de formulaire) peut induire une modification du type du bout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Type</text:p>
          </table:table-cell>
          <table:table-cell office:value-type="string" calcext:value-type="string">
            <text:p>affectation du type de bout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USTOM</text:p>
          </table:table-cell>
          <table:table-cell office:value-type="string" calcext:value-type="string">
            <text:p>type diver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BMIT</text:p>
          </table:table-cell>
          <table:table-cell office:value-type="string" calcext:value-type="string">
            <text:p>type soumission (de formuulair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type remise à zéro des champs (de formulair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NK</text:p>
          </table:table-cell>
          <table:table-cell office:value-type="string" calcext:value-type="string">
            <text:p>type lien HT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tType</text:p>
          </table:table-cell>
          <table:table-cell office:value-type="string" calcext:value-type="string">
            <text:p>récupération du type du bout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vtClick</text:p>
          </table:table-cell>
          <table:table-cell office:value-type="string" calcext:value-type="string">
            <text:p>activation et paramètrage de l'évènement 'click' sur le bout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allback</text:p>
          </table:table-cell>
          <table:table-cell office:value-type="string" calcext:value-type="string">
            <text:p>"nomModule/nomObjet/nomMéthod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i nomObjet contient 'Controller' -&gt; "nomModule/Controller/nomObjet/nomMéthod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i nomModule == 'Object' :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i nomObjet commence par 'OC' -&gt; "GraphicObjectTemplating/Objects/ODContent/nomObjet/nomMéthode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i nomObjet commence par 'OS' -&gt; "GraphicObjectTemplating/Objects/OCContainer/nomObjet/nomMéthode"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isClick</text:p>
          </table:table-cell>
          <table:table-cell office:value-type="string" calcext:value-type="string">
            <text:p>désactivation de lm'évènement 'click' sur le bout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Nature</text:p>
          </table:table-cell>
          <table:table-cell office:value-type="string" calcext:value-type="string">
            <text:p>affectation de la nature du bout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EFAULT</text:p>
          </table:table-cell>
          <table:table-cell office:value-type="string" calcext:value-type="string">
            <text:p>nature par défaut (valeur par défaut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nature primaire (bleu roi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CCESS</text:p>
          </table:table-cell>
          <table:table-cell office:value-type="string" calcext:value-type="string">
            <text:p>nature succès (vert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NFO</text:p>
          </table:table-cell>
          <table:table-cell office:value-type="string" calcext:value-type="string">
            <text:p>nature information (gris bleu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ARNING</text:p>
          </table:table-cell>
          <table:table-cell office:value-type="string" calcext:value-type="string">
            <text:p>nature avertissement alerte (orang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ANGER</text:p>
          </table:table-cell>
          <table:table-cell office:value-type="string" calcext:value-type="string">
            <text:p>nature danger, erreur (roug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NK</text:p>
          </table:table-cell>
          <table:table-cell office:value-type="string" calcext:value-type="string">
            <text:p>nature lien (lien HTML, plus bouton alors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tNature</text:p>
          </table:table-cell>
          <table:table-cell office:value-type="string" calcext:value-type="string">
            <text:p>restitue la nature actuelle du bouton</text:p>
          </table:table-cell>
          <table:table-cell table:number-columns-repeated="1021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Checkbox methods" table:style-name="ta1">
        <table:table-column table:style-name="co7" table:default-cell-style-name="ce1"/>
        <table:table-column table:style-name="co12" table:default-cell-style-name="ce1"/>
        <table:table-column table:style-name="co7" table:number-columns-repeated="1022" table:default-cell-style-name="ce1"/>
        <table:table-row table:style-name="ro1">
          <table:table-cell office:value-type="string" calcext:value-type="string">
            <text:p>Oobjec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nitProperties</text:p>
          </table:table-cell>
          <table:table-cell office:value-type="string" calcext:value-type="string">
            <text:p>initialise le tableau des propriétés de l’objet à partir d’un fichier de configura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rgeProperties</text:p>
          </table:table-cell>
          <table:table-cell office:value-type="string" calcext:value-type="string">
            <text:p>ajoute au tableau des propriétés de l’objet de nouveaux attributs (avec un tableau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Properties</text:p>
          </table:table-cell>
          <table:table-cell office:value-type="string" calcext:value-type="string">
            <text:p>affecte et sauvegarde en session de tableau des propriétés de l’objet avec un tableau exter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Proiperties</text:p>
          </table:table-cell>
          <table:table-cell office:value-type="string" calcext:value-type="string">
            <text:p>restitue le tableau en session des propriété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Id</text:p>
          </table:table-cell>
          <table:table-cell office:value-type="string" calcext:value-type="string">
            <text:p>affecte l’attribut identifiant de l’objet (balise HTML id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Id</text:p>
          </table:table-cell>
          <table:table-cell office:value-type="string" calcext:value-type="string">
            <text:p>restitue l’attribut identifiant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office:value-type="string" calcext:value-type="string">
            <text:p>affecte l’attribut nom de l’objet (balise HTML name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office:value-type="string" calcext:value-type="string">
            <text:p>restitue l’attribut nom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Template</text:p>
          </table:table-cell>
          <table:table-cell office:value-type="string" calcext:value-type="string">
            <text:p>affecte le chemin d’accès au modèle à rendre de l’objet à l’attribut ‘template’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Template</text:p>
          </table:table-cell>
          <table:table-cell office:value-type="string" calcext:value-type="string">
            <text:p>restitue le chemin d’accès au modèle à rendre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Display</text:p>
          </table:table-cell>
          <table:table-cell office:value-type="string" calcext:value-type="string">
            <text:p>affecte le mode d’affichage de l’objet (bloc, intégré (inline) ou mixte (inline-block)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Display</text:p>
          </table:table-cell>
          <table:table-cell office:value-type="string" calcext:value-type="string">
            <text:p>restitue le mode d’affichage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Style</text:p>
          </table:table-cell>
          <table:table-cell office:value-type="string" calcext:value-type="string">
            <text:p>affecte un style (CSS) à l’objet au travers de l’attribut cs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Style</text:p>
          </table:table-cell>
          <table:table-cell office:value-type="string" calcext:value-type="string">
            <text:p>ajoute au style présent de l’objet de nouvelles directiv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Style</text:p>
          </table:table-cell>
          <table:table-cell office:value-type="string" calcext:value-type="string">
            <text:p>restitue la chaîne de caractères des directives de style (CSS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Classes</text:p>
          </table:table-cell>
          <table:table-cell office:value-type="string" calcext:value-type="string">
            <text:p>permet l’affectation d’une ou plusieurs classes d’affichage (CSS) à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Class</text:p>
          </table:table-cell>
          <table:table-cell office:value-type="string" calcext:value-type="string">
            <text:p>ajoute au classes présentes de l’objet de nouvell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Classes</text:p>
          </table:table-cell>
          <table:table-cell office:value-type="string" calcext:value-type="string">
            <text:p>restitue la chaîne de caractères des classes de présentation (CSS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InfoBulle</text:p>
          </table:table-cell>
          <table:table-cell office:value-type="string" calcext:value-type="string">
            <text:p>permet d’affecter une infoBulle (texte d’explication) à l’obje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 (par défaut : TOOLTIP si absent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tInfoBulle</text:p>
          </table:table-cell>
          <table:table-cell office:value-type="string" calcext:value-type="string">
            <text:p>restitution du tableau de paramétrage de l’infoBul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InfoBulleParams</text:p>
          </table:table-cell>
          <table:table-cell office:value-type="string" calcext:value-type="string">
            <text:p>affectation d’attributs par un tableau, à l’infoBul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tml</text:p>
          </table:table-cell>
          <table:table-cell office:value-type="string" calcext:value-type="string">
            <text:p>booléen indiquant si titre et explication sont des contenus HTML ou non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lacement</text:p>
          </table:table-cell>
          <table:table-cell office:value-type="string" calcext:value-type="string">
            <text:p>TOP / LEFT / BOTTOM / RIGHT : placement standar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ur clic (CLICK), survol (HOVER), acquisition du focus (FOCUS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lay-show</text:p>
          </table:table-cell>
          <table:table-cell office:value-type="string" calcext:value-type="string">
            <text:p>temps pour afficher l’infoBulle en millisecondes (défaut : 0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lay-hide</text:p>
          </table:table-cell>
          <table:table-cell office:value-type="string" calcext:value-type="string">
            <text:p>temps de disparition de l’infoBulle en millisecondes (defaut:400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etWidthBT</text:p>
          </table:table-cell>
          <table:table-cell office:value-type="string" calcext:value-type="string">
            <text:p>permet d’affecter la largeur de l’objet dans une grille Bootstreap Twitt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aleur numérique</text:p>
          </table:table-cell>
          <table:table-cell office:value-type="string" calcext:value-type="string">
            <text:p>même taille quelque soit le méd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+chiffrte:W+chiffre</text:p>
          </table:table-cell>
          <table:table-cell office:value-type="string" calcext:value-type="string">
            <text:p>O signale un offset (décalage en nombre de colonne), W une largeur pour tous les médi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+[X,S,M,L]+chiffre</text:p>
          </table:table-cell>
          <table:table-cell office:value-type="string" calcext:value-type="string">
            <text:p>ici largeur pour chaque média X : xs, S : sm, M : md, L : lg, on peut faire de même avec 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MARQUE : on sépare largeur et offset par 2 point (semi-colon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WidthBT</text:p>
          </table:table-cell>
          <table:table-cell office:value-type="string" calcext:value-type="string">
            <text:p>restitue un tableau de 8 valeur donnant largeur et offset pour chaque médi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tic buildObject</text:p>
          </table:table-cell>
          <table:table-cell office:value-type="string" calcext:value-type="string">
            <text:p>méthode statique permettant de reconstruire un objet à partir de sont identifiant et de ses propriétés sauvegardées en sess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Resources</text:p>
          </table:table-cell>
          <table:table-cell office:value-type="string" calcext:value-type="string">
            <text:p>restitue le tableau des ressources ou fichiers externe nécessaires au fonctionnement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CssResource</text:p>
          </table:table-cell>
          <table:table-cell office:value-type="string" calcext:value-type="string">
            <text:p>ajoute au tableau des ressources, la référence d’un fichier CSS (présent dans le répertoire public de GOT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CssResource</text:p>
          </table:table-cell>
          <table:table-cell office:value-type="string" calcext:value-type="string">
            <text:p>restitue le tableau des ressources CSS (fichiers de présentation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CssResource</text:p>
          </table:table-cell>
          <table:table-cell office:value-type="string" calcext:value-type="string">
            <text:p>affecte une ressources ou un groupe de ressource (via tableau) CSS à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JsResource</text:p>
          </table:table-cell>
          <table:table-cell office:value-type="string" calcext:value-type="string">
            <text:p>ajoute au tableau des ressources, la référence d’un fichier JS (présent dans le répertoire public de GOT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JsResource</text:p>
          </table:table-cell>
          <table:table-cell office:value-type="string" calcext:value-type="string">
            <text:p>restitue le tableau des ressources JS (fichiers de présentation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JsResource</text:p>
          </table:table-cell>
          <table:table-cell office:value-type="string" calcext:value-type="string">
            <text:p>affecte une ressources ou un groupe de ressource (via tableau) JS à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AclRefer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AclRefer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Objec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Objec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TypeObj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TypeObj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Class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Class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St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Erreu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Erre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Conten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For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For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vert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Converted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fic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ddOption</text:p>
          </table:table-cell>
          <table:table-cell office:value-type="string" calcext:value-type="string">
            <text:p>ajoute une case à cocher au groupe (valeur, label, type, état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moveOption</text:p>
          </table:table-cell>
          <table:table-cell office:value-type="string" calcext:value-type="string">
            <text:p>supprime une case à cocher du groupe à partir de sa valeur associé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Op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Op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che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checkAl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Che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Lab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Lab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vtChange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disChang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For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For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Placement</text:p>
          </table:table-cell>
          <table:table-cell office:value-type="string" calcext:value-type="string">
            <text:p>permet de positionner le label à droite ou à gauche de la case à cocher (pour le groupe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Placement</text:p>
          </table:table-cell>
          <table:table-cell office:value-type="string" calcext:value-type="string">
            <text:p>restitue le positionnement du label par rapport à la case à cocher (pour le groupe)</text:p>
          </table:table-cell>
          <table:table-cell table:number-columns-repeated="1021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CInput methods" table:style-name="ta1">
        <table:table-column table:style-name="co7" table:default-cell-style-name="ce1"/>
        <table:table-column table:style-name="co13" table:default-cell-style-name="ce1"/>
        <table:table-column table:style-name="co7" table:number-columns-repeated="6" table:default-cell-style-name="ce1"/>
        <table:table-row table:style-name="ro1">
          <table:table-cell office:value-type="string" calcext:value-type="string">
            <text:p>Oobjec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itProperties</text:p>
          </table:table-cell>
          <table:table-cell office:value-type="string" calcext:value-type="string">
            <text:p>initialise le tableau des propriétés de l’objet à partir d’un fichier de configur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geProperties</text:p>
          </table:table-cell>
          <table:table-cell office:value-type="string" calcext:value-type="string">
            <text:p>ajoute au tableau des propriétés de l’objet de nouveaux attributs (avec un tableau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Properties</text:p>
          </table:table-cell>
          <table:table-cell office:value-type="string" calcext:value-type="string">
            <text:p>affecte et sauvegarde en session de tableau des propriétés de l’objet avec un tableau exter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Proiperties</text:p>
          </table:table-cell>
          <table:table-cell office:value-type="string" calcext:value-type="string">
            <text:p>restitue le tableau en session des propriété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Id</text:p>
          </table:table-cell>
          <table:table-cell office:value-type="string" calcext:value-type="string">
            <text:p>affecte l’attribut identifiant de l’objet (balise HTML id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Id</text:p>
          </table:table-cell>
          <table:table-cell office:value-type="string" calcext:value-type="string">
            <text:p>restitue l’attribut identifiant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office:value-type="string" calcext:value-type="string">
            <text:p>affecte l’attribut nom de l’objet (balise HTML name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office:value-type="string" calcext:value-type="string">
            <text:p>restitue l’attribut nom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Template</text:p>
          </table:table-cell>
          <table:table-cell office:value-type="string" calcext:value-type="string">
            <text:p>affecte le chemin d’accès au modèle à rendre de l’objet à l’attribut ‘template’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Template</text:p>
          </table:table-cell>
          <table:table-cell office:value-type="string" calcext:value-type="string">
            <text:p>restitue le chemin d’accès au modèle à rendre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Display</text:p>
          </table:table-cell>
          <table:table-cell office:value-type="string" calcext:value-type="string">
            <text:p>affecte le mode d’affichage de l’objet (bloc, intégré (inline) ou mixte (inline-block)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Display</text:p>
          </table:table-cell>
          <table:table-cell office:value-type="string" calcext:value-type="string">
            <text:p>restitue le mode d’affichage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Style</text:p>
          </table:table-cell>
          <table:table-cell office:value-type="string" calcext:value-type="string">
            <text:p>affecte un style (CSS) à l’objet au travers de l’attribut cs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Style</text:p>
          </table:table-cell>
          <table:table-cell office:value-type="string" calcext:value-type="string">
            <text:p>ajoute au style présent de l’objet de nouvelles directiv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Style</text:p>
          </table:table-cell>
          <table:table-cell office:value-type="string" calcext:value-type="string">
            <text:p>restitue la chaîne de caractères des directives de style (CSS)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Classes</text:p>
          </table:table-cell>
          <table:table-cell office:value-type="string" calcext:value-type="string">
            <text:p>permet l’affectation d’une ou plusieurs classes d’affichage (CSS) à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Class</text:p>
          </table:table-cell>
          <table:table-cell office:value-type="string" calcext:value-type="string">
            <text:p>ajoute au classes présentes de l’objet de nouvell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Classes</text:p>
          </table:table-cell>
          <table:table-cell office:value-type="string" calcext:value-type="string">
            <text:p>restitue la chaîne de caractères des classes de présentation (CSS)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InfoBulle</text:p>
          </table:table-cell>
          <table:table-cell office:value-type="string" calcext:value-type="string">
            <text:p>permet d’affecter une infoBulle (texte d’explication) à l’obje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 (par défaut : TOOLTIP si absen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tInfoBulle</text:p>
          </table:table-cell>
          <table:table-cell office:value-type="string" calcext:value-type="string">
            <text:p>restitution du tableau de paramétrage de l’infoBul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InfoBulleParams</text:p>
          </table:table-cell>
          <table:table-cell office:value-type="string" calcext:value-type="string">
            <text:p>affectation d’attributs par un tableau, à l’infoBul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tml</text:p>
          </table:table-cell>
          <table:table-cell office:value-type="string" calcext:value-type="string">
            <text:p>booléen indiquant si titre et explication sont des contenus HTML ou non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lacement</text:p>
          </table:table-cell>
          <table:table-cell office:value-type="string" calcext:value-type="string">
            <text:p>TOP / LEFT / BOTTOM / RIGHT : placement standar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ur clic (CLICK), survol (HOVER), acquisition du focus (FOCUS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lay-show</text:p>
          </table:table-cell>
          <table:table-cell office:value-type="string" calcext:value-type="string">
            <text:p>temps pour afficher l’infoBulle en millisecondes (défaut : 0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lay-hide</text:p>
          </table:table-cell>
          <table:table-cell office:value-type="string" calcext:value-type="string">
            <text:p>temps de disparition de l’infoBulle en millisecondes (defaut:40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tWidthBT</text:p>
          </table:table-cell>
          <table:table-cell office:value-type="string" calcext:value-type="string">
            <text:p>permet d’affecter la largeur de l’objet dans une grille Bootstreap Twitt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eur numérique</text:p>
          </table:table-cell>
          <table:table-cell office:value-type="string" calcext:value-type="string">
            <text:p>même taille quelque soit le médi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+chiffrte:W+chiffre</text:p>
          </table:table-cell>
          <table:table-cell office:value-type="string" calcext:value-type="string">
            <text:p>O signale un offset (décalage en nombre de colonne), W une largeur pour tous les média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+[X,S,M,L]+chiffre</text:p>
          </table:table-cell>
          <table:table-cell office:value-type="string" calcext:value-type="string">
            <text:p>ici largeur pour chaque média X : xs, S : sm, M : md, L : lg, on peut faire de même avec 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MARQUE : on sépare largeur et offset par 2 point (semi-colon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WidthBT</text:p>
          </table:table-cell>
          <table:table-cell office:value-type="string" calcext:value-type="string">
            <text:p>restitue un tableau de 8 valeur donnant largeur et offset pour chaque médi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tic buildObject</text:p>
          </table:table-cell>
          <table:table-cell office:value-type="string" calcext:value-type="string">
            <text:p>méthode statique permettant de reconstruire un objet à partir de sont identifiant et de ses propriétés sauvegardées en sess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Resources</text:p>
          </table:table-cell>
          <table:table-cell office:value-type="string" calcext:value-type="string">
            <text:p>restitue le tableau des ressources ou fichiers externe nécessaires au fonctionnement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CssResource</text:p>
          </table:table-cell>
          <table:table-cell office:value-type="string" calcext:value-type="string">
            <text:p>ajoute au tableau des ressources, la référence d’un fichier CSS (présent dans le répertoire public de GOT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CssResource</text:p>
          </table:table-cell>
          <table:table-cell office:value-type="string" calcext:value-type="string">
            <text:p>restitue le tableau des ressources CSS (fichiers de présentation)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CssResource</text:p>
          </table:table-cell>
          <table:table-cell office:value-type="string" calcext:value-type="string">
            <text:p>affecte une ressources ou un groupe de ressource (via tableau) CSS à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JsResource</text:p>
          </table:table-cell>
          <table:table-cell office:value-type="string" calcext:value-type="string">
            <text:p>ajoute au tableau des ressources, la référence d’un fichier JS (présent dans le répertoire public de GOT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JsResource</text:p>
          </table:table-cell>
          <table:table-cell office:value-type="string" calcext:value-type="string">
            <text:p>restitue le tableau des ressources JS (fichiers de présentation)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JsResource</text:p>
          </table:table-cell>
          <table:table-cell office:value-type="string" calcext:value-type="string">
            <text:p>affecte une ressources ou un groupe de ressource (via tableau) JS à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AclReferen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AclReferen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Objec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Objec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TypeObj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TypeObj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Class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Class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Sta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Erreu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Erre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DConten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Val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Val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For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For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vertVal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Convert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cific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setType</text:p>
          </table:table-cell>
          <table:table-cell table:style-name="Default" office:value-type="string" calcext:value-type="string">
            <text:p>affecte le type de saisie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mode texte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PASSWORD</text:p>
          </table:table-cell>
          <table:table-cell table:style-name="Default" office:value-type="string" calcext:value-type="string">
            <text:p>saisie de mot de passe (caché, présence d'étoile à la place)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HIDDEN</text:p>
          </table:table-cell>
          <table:table-cell table:style-name="Default" office:value-type="string" calcext:value-type="string">
            <text:p>variable cachée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getType</text:p>
          </table:table-cell>
          <table:table-cell table:style-name="Default" office:value-type="string" calcext:value-type="string">
            <text:p>restitue le type de saisie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setSize</text:p>
          </table:table-cell>
          <table:table-cell table:style-name="Default" office:value-type="string" calcext:value-type="string">
            <text:p>fixe le nombre de caractères (maximum) à afficher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Size</text:p>
          </table:table-cell>
          <table:table-cell table:style-name="Default" office:value-type="string" calcext:value-type="string">
            <text:p>restitue le nombre maximal de caractères à afficher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setMaxlength</text:p>
          </table:table-cell>
          <table:table-cell table:style-name="Default" office:value-type="string" calcext:value-type="string">
            <text:p>fixe le nombre de caractères (maximum) à saisir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Maxlength</text:p>
          </table:table-cell>
          <table:table-cell table:style-name="Default" office:value-type="string" calcext:value-type="string">
            <text:p>restitue le nombre maximal de caractères à saisir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setLabel</text:p>
          </table:table-cell>
          <table:table-cell table:style-name="Default" office:value-type="string" calcext:value-type="string">
            <text:p>attribut un label, une étiquette à la zone de saisie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Label</text:p>
          </table:table-cell>
          <table:table-cell table:style-name="Default" office:value-type="string" calcext:value-type="string">
            <text:p>restitue le label, l'étiquette affectée à la zone de saisie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setPlaceholder</text:p>
          </table:table-cell>
          <table:table-cell table:style-name="Default" office:value-type="string" calcext:value-type="string">
            <text:p>affecte le texte à montyer quand la zone de saisie est vide (linvite de saisie)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Placeholder</text:p>
          </table:table-cell>
          <table:table-cell table:style-name="Default" office:value-type="string" calcext:value-type="string">
            <text:p>restitue le texte affiché quand la zone de saisie est vide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setLabelWidthBT</text:p>
          </table:table-cell>
          <table:table-cell table:style-name="Default" office:value-type="string" calcext:value-type="string">
            <text:p>attribut une largeur (Bootstrap Twitter) au label (tableau de valeur en rapport des 4 médias gérés)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LabelWidthBT</text:p>
          </table:table-cell>
          <table:table-cell table:style-name="Default" office:value-type="string" calcext:value-type="string">
            <text:p>restitue la largeur (Bootstrap Twitter) du label (tableau de valeur en rapport des 4 médias gérés)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evtChange</text:p>
          </table:table-cell>
          <table:table-cell table:style-name="Default" office:value-type="string" calcext:value-type="string">
            <text:p>évènement changement de valeur, paramètre callback</text:p>
          </table:table-cell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llback</text:p>
          </table:table-cell>
          <table:table-cell office:value-type="string" calcext:value-type="string">
            <text:p>"nomModule/nomObjet/nomMéthode"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i nomObjet contient 'Controller' -&gt; "nomModule/Controller/nomObjet/nomMéthode"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i nomModule == 'Object' :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i nomObjet commence par 'OC' -&gt; "GraphicObjectTemplating/Objects/ODContent/nomObjet/nomMéthode"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i nomObjet commence par 'OS' -&gt; "GraphicObjectTemplating/Objects/OCContainer/nomObjet/nomMéthode"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disChange</text:p>
          </table:table-cell>
          <table:table-cell table:style-name="Default" office:value-type="string" calcext:value-type="string">
            <text:p>désactivation de l'évènement changement de valeur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evtKeyup</text:p>
          </table:table-cell>
          <table:table-cell table:style-name="Default" office:value-type="string" calcext:value-type="string">
            <text:p>évènement touche frappée (à chaque saisie de caractère), paramètre callback</text:p>
          </table:table-cell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llback</text:p>
          </table:table-cell>
          <table:table-cell office:value-type="string" calcext:value-type="string">
            <text:p>"nomModule/nomObjet/nomMéthode"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i nomObjet contient 'Controller' -&gt; "nomModule/Controller/nomObjet/nomMéthode"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i nomModule == 'Object' :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i nomObjet commence par 'OC' -&gt; "GraphicObjectTemplating/Objects/ODContent/nomObjet/nomMéthode"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i nomObjet commence par 'OS' -&gt; "GraphicObjectTemplating/Objects/OCContainer/nomObjet/nomMéthode"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disKeyup</text:p>
          </table:table-cell>
          <table:table-cell table:style-name="Default" office:value-type="string" calcext:value-type="string">
            <text:p>désactivation de l'évènement touche frappée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setIcon</text:p>
          </table:table-cell>
          <table:table-cell table:style-name="Default" office:value-type="string" calcext:value-type="string">
            <text:p>affecte une icône après le label (font awesome / glyphicon)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Icon</text:p>
          </table:table-cell>
          <table:table-cell table:style-name="Default" office:value-type="string" calcext:value-type="string">
            <text:p>récupère le nom de l'icône affecté après le label</text:p>
          </table:table-cell>
          <table:table-cell table:style-name="Default" table:number-columns-repeated="5"/>
        </table:table-row>
      </table:table>
      <table:named-expressions/>
      <table:database-ranges>
        <table:database-range table:name="__Anonymous_Sheet_DB__0" table:target-range-address="Feuille1.A3:Feuille1.D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00/00/0000</text:date>, <text:time style:data-style-name="N2" text:time-value="17:40:10.8315740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16:36:27.609678633</meta:creation-date>
    <dc:date>2016-08-05T18:21:17.226816300</dc:date>
    <meta:editing-duration>PT12H57M57S</meta:editing-duration>
    <meta:editing-cycles>34</meta:editing-cycles>
    <meta:generator>LibreOffice/5.1.4.2$Linux_X86_64 LibreOffice_project/10m0$Build-2</meta:generator>
    <meta:print-date>2016-08-05T16:48:59.081868735</meta:print-date>
    <meta:document-statistic meta:table-count="4" meta:cell-count="517" meta:object-count="0"/>
  </office:meta>
</office:document-meta>
</file>